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OUNDATION OF FAITH (91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OUNDATION OF FAITH (91:1-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elieving in the person of God (91:1-2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elieving in the person of God (91:1-2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Elyon (9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haddai (91: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Yahweh (91: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Elohim (91: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FOUNDATION OF FAITH (91:1-2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Believing in the person of God (91:1-2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Believing in the promises of God (91:2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PSALM 91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THE FOUNDATION OF FAITH (91:1-2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THE FOES OF FAITH (91:3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FOES OF FAITH (91:3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trap (9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fatal plague (91: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91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FOUNDATION OF FAITH (91:1-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FOES OF FAITH (91: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FRUITS OF FAITH (91:4-10, 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FRUITS OF FAITH (91:4-10, 13)<text:s text:c="1"/></text:span><text:span text:style-name="a536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o find refuge under God's wings (91: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o be protected by the armor of God's faithfulness (91: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o be reassured in times of terror, danger, and evil (91:5-7, 10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o see the punishment of the wicked (91:8-9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o tread upon the lion and snake (91: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PSALM 91<text:s text:c="1"/></text:span><text:span text:style-name="a560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THE FOUNDATION OF FAITH (91:1-2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THE FOES OF FAITH (91:3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FRUITS OF FAITH (91:4-10, 13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FRIENDS OF FAITH (91:11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FRIENDS OF FAITH (91:11-12)<text:s text:c="1"/></text:span><text:span text:style-name="a581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Who they are (91:11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What they do (91:11-12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What they do (91:11-12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y guard believers (91:11-1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y guide believers (91:1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FRIENDS OF FAITH (91:11-12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Who they are (91:1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What they do (91:11-1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SALM 91<text:s text:c="1"/></text:span><text:span text:style-name="a626" text:class-names=""/></text:p>
          </draw:text-box>
          <svg:title/>
          <svg:desc/>
        </draw:frame>
        <draw:frame draw:id="id108" presentation:style-name="a647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FOUNDATION OF FAITH (91:1-2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FOES OF FAITH (91: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FRUITS OF FAITH (91:4-10, 13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FRIENDS OF FAITH (91:11-12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THE FELLOWSHIP OF FAITH (91:14-1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4" draw:style-name="a648" draw:master-page-name="Master1-Layout12-tx-Title-and-Text" presentation:presentation-page-layout-name="Master1-PPL12" draw:id="Slide-269">
        <draw:frame draw:id="id109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THE FELLOWSHIP OF FAITH (91:14-16):<text:s text:c="1"/></text:span><text:span text:style-name="a650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A mutual love (91:14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Communication through prayer (91:15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A long life of honor (91:15-16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PSALM 91<text:s text:c="1"/></text:span><text:span text:style-name="a668" text:class-names=""/></text:p>
          </draw:text-box>
          <svg:title/>
          <svg:desc/>
        </draw:frame>
        <draw:frame draw:id="id112" presentation:style-name="a689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FOUNDATION OF FAITH (91:1-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FOES OF FAITH (91:3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FRUITS OF FAITH (91:4-10, 1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FRIENDS OF FAITH (91:11-12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FELLOWSHIP OF FAITH (91:14-1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1 </dc:title>
    <meta:initial-creator>David STRICKLAND</meta:initial-creator>
    <dc:creator>David STRICKLAND</dc:creator>
    <meta:creation-date>2020-02-22T17:39:04Z</meta:creation-date>
    <dc:date>2020-02-22T17:39:05Z</dc:date>
    <meta:template xlink:href="BibleStudy" xlink:type="simple"/>
    <meta:editing-cycles>1</meta:editing-cycles>
    <meta:editing-duration>PT0S</meta:editing-duration>
    <meta:document-statistic meta:paragraph-count="58" meta:word-count="419"/>
  </office:meta>
</office:document-meta>
</file>